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7.9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56.7pt"/>
    </style:style>
    <style:style style:name="co4" style:family="table-column">
      <style:table-column-properties fo:break-before="auto" style:column-width="112.7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9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 style:data-style-name="N3">
      <style:table-cell-properties style:text-align-source="fix" style:repeat-content="false"/>
      <style:paragraph-properties fo:text-align="start" fo:margin-left="29.99pt"/>
    </style:style>
    <style:style style:name="ce2" style:family="table-cell" style:parent-style-name="Default" style:data-style-name="N3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row table:style-name="ro1">
          <table:table-cell office:value-type="string" calcext:value-type="string">
            <text:p>address</text:p>
          </table:table-cell>
          <table:table-cell office:value-type="string" calcext:value-type="string">
            <text:p>multiplier</text:p>
          </table:table-cell>
          <table:table-cell office:value-type="string" calcext:value-type="string">
            <text:p>name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-58534912" calcext:value-type="float">
            <text:p>-58,534,912</text:p>
          </table:table-cell>
          <table:table-cell/>
          <table:table-cell office:value-type="string" calcext:value-type="string">
            <text:p>Diamond</text:p>
          </table:table-cell>
          <table:table-cell/>
        </table:table-row>
        <table:table-row table:style-name="ro1">
          <table:table-cell office:value-type="float" office:value="-58534144" calcext:value-type="float">
            <text:p>-58,534,144</text:p>
          </table:table-cell>
          <table:table-cell/>
          <table:table-cell office:value-type="string" calcext:value-type="string">
            <text:p>Malachite</text:p>
          </table:table-cell>
          <table:table-cell/>
        </table:table-row>
        <table:table-row table:style-name="ro1">
          <table:table-cell table:formula="of:=-58532608-768" office:value-type="float" office:value="-58533376" calcext:value-type="float">
            <text:p>-58,533,376</text:p>
          </table:table-cell>
          <table:table-cell/>
          <table:table-cell office:value-type="string" calcext:value-type="string">
            <text:p>????</text:p>
          </table:table-cell>
          <table:table-cell/>
        </table:table-row>
        <table:table-row table:style-name="ro1">
          <table:table-cell office:value-type="float" office:value="-58532608" calcext:value-type="float">
            <text:p>-58,532,608</text:p>
          </table:table-cell>
          <table:table-cell/>
          <table:table-cell office:value-type="string" calcext:value-type="string">
            <text:p>????</text:p>
          </table:table-cell>
          <table:table-cell/>
        </table:table-row>
        <table:table-row table:style-name="ro1">
          <table:table-cell office:value-type="float" office:value="-58531840" calcext:value-type="float">
            <text:p>-58,531,840</text:p>
          </table:table-cell>
          <table:table-cell/>
          <table:table-cell office:value-type="string" calcext:value-type="string">
            <text:p>Gold</text:p>
          </table:table-cell>
          <table:table-cell/>
        </table:table-row>
        <table:table-row table:style-name="ro1">
          <table:table-cell office:value-type="float" office:value="-58531072" calcext:value-type="float">
            <text:p>-58,531,072</text:p>
          </table:table-cell>
          <table:table-cell/>
          <table:table-cell office:value-type="string" calcext:value-type="string">
            <text:p>????</text:p>
          </table:table-cell>
          <table:table-cell/>
        </table:table-row>
        <table:table-row table:style-name="ro1">
          <table:table-cell office:value-type="float" office:value="-58530304" calcext:value-type="float">
            <text:p>-58,530,304</text:p>
          </table:table-cell>
          <table:table-cell/>
          <table:table-cell office:value-type="string" calcext:value-type="string">
            <text:p>Iron</text:p>
          </table:table-cell>
          <table:table-cell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float" office:value="28724736" calcext:value-type="float">
            <text:p>28,724,7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il (sebagai patokan)</text:p>
          </table:table-cell>
          <table:table-cell/>
        </table:table-row>
        <table:table-row table:style-name="ro1">
          <table:table-cell table:formula="of:=[.A$13]*[.B14]" office:value-type="float" office:value="28724736" calcext:value-type="float">
            <text:p>28,724,7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rmland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it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tone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oss Stone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and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Gravel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andStone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Sandy Soil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Black Crystal</text:p>
          </table:table-cell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Floating Ice</text:p>
          </table:table-cell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Lime Sand Soil</text:p>
          </table:table-cell>
          <table:table-cell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Snow</text:p>
          </table:table-cell>
          <table:table-cell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Horas Rock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Horas Grass</text:p>
          </table:table-cell>
          <table:table-cell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Horas Cloud</text:p>
          </table:table-cell>
          <table:table-cell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Dry Soil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Snow Block</text:p>
          </table:table-cell>
          <table:table-cell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Ice</text:p>
          </table:table-cell>
          <table:table-cell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Sulfur Rock</text:p>
          </table:table-cell>
          <table:table-cell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Hot Sand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Magic Rock</text:p>
          </table:table-cell>
          <table:table-cell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Sponge</text:p>
          </table:table-cell>
          <table:table-cell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Red Sand</text:p>
          </table:table-cell>
          <table:table-cell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Thick Snow</text:p>
          </table:table-cell>
          <table:table-cell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Thick Snow Block</text:p>
          </table:table-cell>
          <table:table-cell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Teleport Stone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formula="of:=[.A$13]+([.B44]*768)" office:value-type="float" office:value="29521920" calcext:value-type="float">
            <text:p>29,521,920</text:p>
          </table:table-cell>
          <table:table-cell office:value-type="float" office:value="1038" calcext:value-type="float">
            <text:p>1038</text:p>
          </table:table-cell>
          <table:table-cell office:value-type="string" calcext:value-type="string">
            <text:p>????</text:p>
          </table:table-cell>
          <table:table-cell/>
        </table:table-row>
        <table:table-row table:style-name="ro1">
          <table:table-cell table:formula="of:=[.A$13]+([.B45]*768)" office:value-type="float" office:value="29522688" calcext:value-type="float">
            <text:p>29,522,688</text:p>
          </table:table-cell>
          <table:table-cell office:value-type="float" office:value="1039" calcext:value-type="float">
            <text:p>1039</text:p>
          </table:table-cell>
          <table:table-cell office:value-type="string" calcext:value-type="string">
            <text:p>Gold Ore</text:p>
          </table:table-cell>
          <table:table-cell office:value-type="float" office:value="29686528" calcext:value-type="float">
            <text:p>29,686,528</text:p>
          </table:table-cell>
        </table:table-row>
        <table:table-row table:style-name="ro2">
          <table:table-cell table:formula="of:=[.A$13]+([.B46]*768)" office:value-type="float" office:value="29523456" calcext:value-type="float">
            <text:p>29,523,456</text:p>
          </table:table-cell>
          <table:table-cell office:value-type="float" office:value="1040" calcext:value-type="float">
            <text:p>1040</text:p>
          </table:table-cell>
          <table:table-cell office:value-type="string" calcext:value-type="string">
            <text:p>Iron Ore</text:p>
          </table:table-cell>
          <table:table-cell office:value-type="float" office:value="29687296" calcext:value-type="float">
            <text:p>29,687,296</text:p>
          </table:table-cell>
        </table:table-row>
        <table:table-row table:style-name="ro2">
          <table:table-cell table:formula="of:=[.A$13]+([.B47]*768)" office:value-type="float" office:value="29524224" calcext:value-type="float">
            <text:p>29,524,224</text:p>
          </table:table-cell>
          <table:table-cell office:value-type="float" office:value="1041" calcext:value-type="float">
            <text:p>1041</text:p>
          </table:table-cell>
          <table:table-cell office:value-type="string" calcext:value-type="string">
            <text:p>Coal Ore</text:p>
          </table:table-cell>
          <table:table-cell/>
        </table:table-row>
        <table:table-row table:style-name="ro2">
          <table:table-cell table:formula="of:=[.A$13]+([.B48]*768)" office:value-type="float" office:value="29524992" calcext:value-type="float">
            <text:p>29,524,992</text:p>
          </table:table-cell>
          <table:table-cell office:value-type="float" office:value="1042" calcext:value-type="float">
            <text:p>1042</text:p>
          </table:table-cell>
          <table:table-cell office:value-type="string" calcext:value-type="string">
            <text:p>Kyanite Ore</text:p>
          </table:table-cell>
          <table:table-cell/>
        </table:table-row>
        <table:table-row table:style-name="ro2">
          <table:table-cell table:formula="of:=[.A$13]+([.B49]*768)" office:value-type="float" office:value="29525760" calcext:value-type="float">
            <text:p>29,525,760</text:p>
          </table:table-cell>
          <table:table-cell office:value-type="float" office:value="1043" calcext:value-type="float">
            <text:p>1043</text:p>
          </table:table-cell>
          <table:table-cell office:value-type="string" calcext:value-type="string">
            <text:p>Diamond Ore</text:p>
          </table:table-cell>
          <table:table-cell office:value-type="float" office:value="29689600" calcext:value-type="float">
            <text:p>29,689,600</text:p>
          </table:table-cell>
        </table:table-row>
        <table:table-row table:style-name="ro2">
          <table:table-cell table:formula="of:=[.A$13]+([.B50]*768)" office:value-type="float" office:value="29526528" calcext:value-type="float">
            <text:p>29,526,528</text:p>
          </table:table-cell>
          <table:table-cell office:value-type="float" office:value="1044" calcext:value-type="float">
            <text:p>1044</text:p>
          </table:table-cell>
          <table:table-cell office:value-type="string" calcext:value-type="string">
            <text:p>Lithium Ore</text:p>
          </table:table-cell>
          <table:table-cell/>
        </table:table-row>
        <table:table-row table:style-name="ro2">
          <table:table-cell table:formula="of:=[.A$13]+([.B51]*768)" office:value-type="float" office:value="29527296" calcext:value-type="float">
            <text:p>29,527,296</text:p>
          </table:table-cell>
          <table:table-cell office:value-type="float" office:value="1045" calcext:value-type="float">
            <text:p>1045</text:p>
          </table:table-cell>
          <table:table-cell office:value-type="string" calcext:value-type="string">
            <text:p>Malachite Ore</text:p>
          </table:table-cell>
          <table:table-cell/>
        </table:table-row>
        <table:table-row table:style-name="ro2">
          <table:table-cell table:formula="of:=[.A$13]+([.B52]*768)" office:value-type="float" office:value="29528064" calcext:value-type="float">
            <text:p>29,528,064</text:p>
          </table:table-cell>
          <table:table-cell office:value-type="float" office:value="1046" calcext:value-type="float">
            <text:p>1046</text:p>
          </table:table-cell>
          <table:table-cell office:value-type="string" calcext:value-type="string">
            <text:p>Silica Ore</text:p>
          </table:table-cell>
          <table:table-cell/>
        </table:table-row>
        <table:table-row table:style-name="ro2">
          <table:table-cell table:formula="of:=[.A$13]+([.B53]*768)" office:value-type="float" office:value="29528832" calcext:value-type="float">
            <text:p>29,528,832</text:p>
          </table:table-cell>
          <table:table-cell office:value-type="float" office:value="1047" calcext:value-type="float">
            <text:p>1047</text:p>
          </table:table-cell>
          <table:table-cell office:value-type="string" calcext:value-type="string">
            <text:p>Diamond Block</text:p>
          </table:table-cell>
          <table:table-cell/>
        </table:table-row>
        <table:table-row table:style-name="ro2">
          <table:table-cell table:formula="of:=[.A$13]+([.B54]*768)" office:value-type="float" office:value="29529600" calcext:value-type="float">
            <text:p>29,529,600</text:p>
          </table:table-cell>
          <table:table-cell office:value-type="float" office:value="1048" calcext:value-type="float">
            <text:p>1048</text:p>
          </table:table-cell>
          <table:table-cell office:value-type="string" calcext:value-type="string">
            <text:p>Malachite Block</text:p>
          </table:table-cell>
          <table:table-cell/>
        </table:table-row>
        <table:table-row table:style-name="ro2">
          <table:table-cell table:formula="of:=[.A$13]+([.B55]*768)" office:value-type="float" office:value="29530368" calcext:value-type="float">
            <text:p>29,530,368</text:p>
          </table:table-cell>
          <table:table-cell office:value-type="float" office:value="1049" calcext:value-type="float">
            <text:p>1049</text:p>
          </table:table-cell>
          <table:table-cell office:value-type="string" calcext:value-type="string">
            <text:p>Gold Block</text:p>
          </table:table-cell>
          <table:table-cell/>
        </table:table-row>
        <table:table-row table:style-name="ro1">
          <table:table-cell table:formula="of:=[.A$13]+([.B56]*768)" office:value-type="float" office:value="29531136" calcext:value-type="float">
            <text:p>29,531,136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Iron Block</text:p>
          </table:table-cell>
          <table:table-cell/>
        </table:table-row>
        <table:table-row table:style-name="ro1">
          <table:table-cell table:formula="of:=[.A$13]+([.B57]*768)" office:value-type="float" office:value="29531904" calcext:value-type="float">
            <text:p>29,531,904</text:p>
          </table:table-cell>
          <table:table-cell office:value-type="float" office:value="1051" calcext:value-type="float">
            <text:p>1051</text:p>
          </table:table-cell>
          <table:table-cell office:value-type="string" calcext:value-type="string">
            <text:p>Silica Block</text:p>
          </table:table-cell>
          <table:table-cell/>
        </table:table-row>
        <table:table-row table:style-name="ro1">
          <table:table-cell table:formula="of:=[.A$13]+([.B58]*768)" office:value-type="float" office:value="29532672" calcext:value-type="float">
            <text:p>29,532,672</text:p>
          </table:table-cell>
          <table:table-cell office:value-type="float" office:value="1052" calcext:value-type="float">
            <text:p>1052</text:p>
          </table:table-cell>
          <table:table-cell office:value-type="string" calcext:value-type="string">
            <text:p>Patterned Silica Block</text:p>
          </table:table-cell>
          <table:table-cell/>
        </table:table-row>
        <table:table-row table:style-name="ro1">
          <table:table-cell table:formula="of:=[.A$13]+([.B59]*768)" office:value-type="float" office:value="29533440" calcext:value-type="float">
            <text:p>29,533,440</text:p>
          </table:table-cell>
          <table:table-cell office:value-type="float" office:value="1053" calcext:value-type="float">
            <text:p>1053</text:p>
          </table:table-cell>
          <table:table-cell office:value-type="string" calcext:value-type="string">
            <text:p>Vertical Silica Block</text:p>
          </table:table-cell>
          <table:table-cell/>
        </table:table-row>
        <table:table-row table:style-name="ro1">
          <table:table-cell table:formula="of:=[.A$13]+([.B60]*768)" office:value-type="float" office:value="29534208" calcext:value-type="float">
            <text:p>29,534,208</text:p>
          </table:table-cell>
          <table:table-cell office:value-type="float" office:value="1054" calcext:value-type="float">
            <text:p>1054</text:p>
          </table:table-cell>
          <table:table-cell office:value-type="string" calcext:value-type="string">
            <text:p>Lithium Block</text:p>
          </table:table-cell>
          <table:table-cell/>
        </table:table-row>
        <table:table-row table:style-name="ro1">
          <table:table-cell table:formula="of:=[.A$13]+([.B61]*768)" office:value-type="float" office:value="29534976" calcext:value-type="float">
            <text:p>29,534,976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Lump Coal</text:p>
          </table:table-cell>
          <table:table-cell/>
        </table:table-row>
        <table:table-row table:style-name="ro1">
          <table:table-cell table:formula="of:=[.A$13]+([.B62]*768)" office:value-type="float" office:value="29535744" calcext:value-type="float">
            <text:p>29,535,744</text:p>
          </table:table-cell>
          <table:table-cell office:value-type="float" office:value="1056" calcext:value-type="float">
            <text:p>1056</text:p>
          </table:table-cell>
          <table:table-cell office:value-type="string" calcext:value-type="string">
            <text:p>Kyanite Block</text:p>
          </table:table-cell>
          <table:table-cell/>
        </table:table-row>
        <table:table-row table:style-name="ro1">
          <table:table-cell table:formula="of:=[.A$13]+([.B63]*768)" office:value-type="float" office:value="29536512" calcext:value-type="float">
            <text:p>29,536,512</text:p>
          </table:table-cell>
          <table:table-cell office:value-type="float" office:value="1057" calcext:value-type="float">
            <text:p>1057</text:p>
          </table:table-cell>
          <table:table-cell office:value-type="string" calcext:value-type="string">
            <text:p>FruitWood Floor</text:p>
          </table:table-cell>
          <table:table-cell/>
        </table:table-row>
        <table:table-row table:style-name="ro1">
          <table:table-cell table:formula="of:=[.A$13]+([.B64]*768)" office:value-type="float" office:value="29537280" calcext:value-type="float">
            <text:p>29,537,280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Larch Floor</text:p>
          </table:table-cell>
          <table:table-cell/>
        </table:table-row>
        <table:table-row table:style-name="ro1">
          <table:table-cell table:formula="of:=[.A$13]+([.B65]*768)" office:value-type="float" office:value="29538048" calcext:value-type="float">
            <text:p>29,538,048</text:p>
          </table:table-cell>
          <table:table-cell office:value-type="float" office:value="1059" calcext:value-type="float">
            <text:p>1059</text:p>
          </table:table-cell>
          <table:table-cell office:value-type="string" calcext:value-type="string">
            <text:p>Redwood Floor</text:p>
          </table:table-cell>
          <table:table-cell/>
        </table:table-row>
        <table:table-row table:style-name="ro1">
          <table:table-cell table:formula="of:=[.A$13]+([.B66]*768)" office:value-type="float" office:value="29538816" calcext:value-type="float">
            <text:p>29,538,816</text:p>
          </table:table-cell>
          <table:table-cell office:value-type="float" office:value="1060" calcext:value-type="float">
            <text:p>1060</text:p>
          </table:table-cell>
          <table:table-cell office:value-type="string" calcext:value-type="string">
            <text:p>Rock</text:p>
          </table:table-cell>
          <table:table-cell/>
        </table:table-row>
        <table:table-row table:style-name="ro1">
          <table:table-cell table:formula="of:=[.A$13]+([.B67]*768)" office:value-type="float" office:value="29539584" calcext:value-type="float">
            <text:p>29,539,584</text:p>
          </table:table-cell>
          <table:table-cell office:value-type="float" office:value="1061" calcext:value-type="float">
            <text:p>1061</text:p>
          </table:table-cell>
          <table:table-cell office:value-type="string" calcext:value-type="string">
            <text:p>Clay Brick</text:p>
          </table:table-cell>
          <table:table-cell/>
        </table:table-row>
        <table:table-row table:style-name="ro1">
          <table:table-cell table:formula="of:=[.A$13]+([.B68]*768)" office:value-type="float" office:value="29540352" calcext:value-type="float">
            <text:p>29,540,352</text:p>
          </table:table-cell>
          <table:table-cell office:value-type="float" office:value="1062" calcext:value-type="float">
            <text:p>1062</text:p>
          </table:table-cell>
          <table:table-cell office:value-type="string" calcext:value-type="string">
            <text:p>Rough Stone Br</text:p>
          </table:table-cell>
          <table:table-cell/>
        </table:table-row>
        <table:table-row table:style-name="ro1">
          <table:table-cell table:formula="of:=[.A$13]+([.B69]*768)" office:value-type="float" office:value="29541120" calcext:value-type="float">
            <text:p>29,541,120</text:p>
          </table:table-cell>
          <table:table-cell office:value-type="float" office:value="1063" calcext:value-type="float">
            <text:p>1063</text:p>
          </table:table-cell>
          <table:table-cell office:value-type="string" calcext:value-type="string">
            <text:p>SandStone Block</text:p>
          </table:table-cell>
          <table:table-cell/>
        </table:table-row>
        <table:table-row table:style-name="ro1">
          <table:table-cell table:formula="of:=[.A$13]+([.B70]*768)" office:value-type="float" office:value="29541888" calcext:value-type="float">
            <text:p>29,541,888</text:p>
          </table:table-cell>
          <table:table-cell office:value-type="float" office:value="1064" calcext:value-type="float">
            <text:p>1064</text:p>
          </table:table-cell>
          <table:table-cell office:value-type="string" calcext:value-type="string">
            <text:p>SandStone Br</text:p>
          </table:table-cell>
          <table:table-cell/>
        </table:table-row>
        <table:table-row table:style-name="ro1">
          <table:table-cell table:formula="of:=[.A$13]+([.B71]*768)" office:value-type="float" office:value="29542656" calcext:value-type="float">
            <text:p>29,542,656</text:p>
          </table:table-cell>
          <table:table-cell office:value-type="float" office:value="1065" calcext:value-type="float">
            <text:p>1065</text:p>
          </table:table-cell>
          <table:table-cell office:value-type="string" calcext:value-type="string">
            <text:p>Glazed Bl</text:p>
          </table:table-cell>
          <table:table-cell/>
        </table:table-row>
        <table:table-row table:style-name="ro1">
          <table:table-cell table:formula="of:=[.A$13]+([.B72]*768)" office:value-type="float" office:value="29543424" calcext:value-type="float">
            <text:p>29,543,424</text:p>
          </table:table-cell>
          <table:table-cell office:value-type="float" office:value="1066" calcext:value-type="float">
            <text:p>1066</text:p>
          </table:table-cell>
          <table:table-cell office:value-type="string" calcext:value-type="string">
            <text:p>Lateral Glazed Bl</text:p>
          </table:table-cell>
          <table:table-cell/>
        </table:table-row>
        <table:table-row table:style-name="ro1">
          <table:table-cell table:formula="of:=[.A$13]+([.B73]*768)" office:value-type="float" office:value="29544192" calcext:value-type="float">
            <text:p>29,544,192</text:p>
          </table:table-cell>
          <table:table-cell office:value-type="float" office:value="1067" calcext:value-type="float">
            <text:p>1067</text:p>
          </table:table-cell>
          <table:table-cell office:value-type="string" calcext:value-type="string">
            <text:p>Vert Glazed Bl</text:p>
          </table:table-cell>
          <table:table-cell/>
        </table:table-row>
        <table:table-row table:style-name="ro1">
          <table:table-cell table:formula="of:=[.A$13]+([.B74]*768)" office:value-type="float" office:value="29544960" calcext:value-type="float">
            <text:p>29,544,960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Grid Glazed Bl</text:p>
          </table:table-cell>
          <table:table-cell/>
        </table:table-row>
        <table:table-row table:style-name="ro1">
          <table:table-cell table:formula="of:=[.A$13]+([.B75]*768)" office:value-type="float" office:value="29545728" calcext:value-type="float">
            <text:p>29,545,728</text:p>
          </table:table-cell>
          <table:table-cell office:value-type="float" office:value="1069" calcext:value-type="float">
            <text:p>1069</text:p>
          </table:table-cell>
          <table:table-cell office:value-type="string" calcext:value-type="string">
            <text:p>Ice Brick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oney???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rystal???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????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oney???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????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????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????</text:p>
          </table:table-cell>
          <table:table-cell/>
        </table:table-row>
        <table:table-row table:style-name="ro1" table:number-rows-repeated="17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tone Brick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racked Stone Brick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oss Stone Brick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atterned Stone Brick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Rock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tone Step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andStone Step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ock Step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edBrick Step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tone Brick Step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ulfur Brick Step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ilica Step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ruitWood Step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arch Step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opular Step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edwood Step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hoebe Step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Walnbut Step</text:p>
          </table:table-cell>
          <table:table-cell/>
        </table:table-row>
        <table:table-row table:style-name="ro1" table:number-rows-repeated="5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Grass Block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oil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armlan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it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ton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oss Ston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and</text:p>
          </table:table-cell>
          <table:table-cell/>
        </table:table-row>
        <table:table-row table:style-name="ro1" table:number-rows-repeated="7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now ball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ragon bone bow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hristmas snowball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ed fortune ba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ticky rice ball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urple Fortune Bag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Leather Helme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eather Armo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eather Greav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eather Boo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eather Cloack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Gold-Embroidered Cloak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iamond Cloak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Kyanite Cloak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Iron encusted cloak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ava cloak</text:p>
          </table:table-cell>
          <table:table-cell/>
        </table:table-row>
        <table:table-row table:style-name="ro1" table:number-rows-repeated="1048423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heet2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 number:grouping="true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2">00/00/0000</text:date>, <text:time style:data-style-name="N2" text:time-value="18:20:40.8658134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2T16:55:13.699394900</meta:creation-date>
    <dc:date>2021-01-22T18:54:21.647746830</dc:date>
    <meta:editing-duration>PT1H2M14S</meta:editing-duration>
    <meta:editing-cycles>15</meta:editing-cycles>
    <meta:generator>LibreOffice/6.0.7.3$Linux_X86_64 LibreOffice_project/00m0$Build-3</meta:generator>
    <meta:document-statistic meta:table-count="2" meta:cell-count="224" meta:object-count="0"/>
  </office:meta>
</office:document-meta>
</file>